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0.896420187793427">
            <text:p>0.8964201878</text:p>
          </table:table-cell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0.956572769953052">
            <text:p>0.95657277</text:p>
          </table:table-cell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six'</text:p>
          </table:table-cell>
          <table:table-cell office:value-type="string">
            <text:p>'l'</text:p>
          </table:table-cell>
          <table:table-cell office:value-type="float" office:value="0.976830674253412">
            <text:p>0.9768306743</text:p>
          </table:table-cell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0.975645539906103">
            <text:p>0.9756455399</text:p>
          </table:table-cell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0.896420187793427">
            <text:p>0.8964201878</text:p>
          </table:table-cell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0.956572769953052">
            <text:p>0.95657277</text:p>
          </table:table-cell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0.975645539906103">
            <text:p>0.9756455399</text:p>
          </table:table-cell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965566843477479">
            <text:p>0.9655668435</text:p>
          </table:table-cell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957475501213701">
            <text:p>0.9574755012</text:p>
          </table:table-cell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974287512361773">
            <text:p>0.9742875124</text:p>
          </table:table-cell>
        </table:table-row>
        <table:table-row table:style-name="ro1">
          <table:table-cell office:value-type="string">
            <text:p>'three'</text:p>
          </table:table-cell>
          <table:table-cell office:value-type="string">
            <text:p>'l'</text:p>
          </table:table-cell>
          <table:table-cell office:value-type="float" office:value="0.959189674889724">
            <text:p>0.9591896749</text:p>
          </table:table-cell>
        </table:table-row>
        <table:table-row table:style-name="ro1">
          <table:table-cell office:value-type="string">
            <text:p>'three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hree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hree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hree'</text:p>
          </table:table-cell>
          <table:table-cell office:value-type="string">
            <text:p>'l'</text:p>
          </table:table-cell>
          <table:table-cell office:value-type="float" office:value="0.976539781081523">
            <text:p>0.9765397811</text:p>
          </table:table-cell>
        </table:table-row>
        <table:table-row table:style-name="ro1">
          <table:table-cell office:value-type="string">
            <text:p>'three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four'</text:p>
          </table:table-cell>
          <table:table-cell office:value-type="string">
            <text:p>'l'</text:p>
          </table:table-cell>
          <table:table-cell office:value-type="float" office:value="0.981458202388435">
            <text:p>0.9814582024</text:p>
          </table:table-cell>
        </table:table-row>
        <table:table-row table:style-name="ro1">
          <table:table-cell office:value-type="string">
            <text:p>'four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four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four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four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four'</text:p>
          </table:table-cell>
          <table:table-cell office:value-type="string">
            <text:p>'l'</text:p>
          </table:table-cell>
          <table:table-cell office:value-type="float" office:value="0.971646064669321">
            <text:p>0.9716460647</text:p>
          </table:table-cell>
        </table:table-row>
        <table:table-row table:style-name="ro1">
          <table:table-cell office:value-type="string">
            <text:p>'5'</text:p>
          </table:table-cell>
          <table:table-cell office:value-type="string">
            <text:p>'l'</text:p>
          </table:table-cell>
          <table:table-cell office:value-type="float" office:value="0.982580716742483">
            <text:p>0.9825807167</text:p>
          </table:table-cell>
        </table:table-row>
        <table:table-row table:style-name="ro1">
          <table:table-cell office:value-type="string">
            <text:p>'5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5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5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5'</text:p>
          </table:table-cell>
          <table:table-cell office:value-type="string">
            <text:p>'l'</text:p>
          </table:table-cell>
          <table:table-cell office:value-type="float" office:value="0.989598357927438">
            <text:p>0.9895983579</text:p>
          </table:table-cell>
        </table:table-row>
        <table:table-row table:style-name="ro1">
          <table:table-cell office:value-type="string">
            <text:p>'six'</text:p>
          </table:table-cell>
          <table:table-cell office:value-type="string">
            <text:p>'l'</text:p>
          </table:table-cell>
          <table:table-cell office:value-type="float" office:value="0.950016735468035">
            <text:p>0.9500167355</text:p>
          </table:table-cell>
        </table:table-row>
        <table:table-row table:style-name="ro1">
          <table:table-cell office:value-type="string">
            <text:p>'six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six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six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six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six'</text:p>
          </table:table-cell>
          <table:table-cell office:value-type="string">
            <text:p>'l'</text:p>
          </table:table-cell>
          <table:table-cell office:value-type="float" office:value="0.976830674253412">
            <text:p>0.9768306743</text:p>
          </table:table-cell>
        </table:table-row>
        <table:table-row table:style-name="ro1">
          <table:table-cell office:value-type="string">
            <text:p>'5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7'</text:p>
          </table:table-cell>
          <table:table-cell office:value-type="string">
            <text:p>'l'</text:p>
          </table:table-cell>
          <table:table-cell office:value-type="float" office:value="0.990241442724091">
            <text:p>0.9902414427</text:p>
          </table:table-cell>
        </table:table-row>
        <table:table-row table:style-name="ro1">
          <table:table-cell office:value-type="string">
            <text:p>'7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7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7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7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7'</text:p>
          </table:table-cell>
          <table:table-cell office:value-type="string">
            <text:p>'l'</text:p>
          </table:table-cell>
          <table:table-cell office:value-type="float" office:value="0.949308892448241">
            <text:p>0.9493088924</text:p>
          </table:table-cell>
        </table:table-row>
        <table:table-row table:style-name="ro1">
          <table:table-cell office:value-type="string">
            <text:p>'8'</text:p>
          </table:table-cell>
          <table:table-cell office:value-type="string">
            <text:p>'l'</text:p>
          </table:table-cell>
          <table:table-cell office:value-type="float" office:value="0.931312030985234">
            <text:p>0.931312031</text:p>
          </table:table-cell>
        </table:table-row>
        <table:table-row table:style-name="ro1">
          <table:table-cell office:value-type="string">
            <text:p>'8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8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8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8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8'</text:p>
          </table:table-cell>
          <table:table-cell office:value-type="string">
            <text:p>'l'</text:p>
          </table:table-cell>
          <table:table-cell office:value-type="float" office:value="0.952342047930283">
            <text:p>0.9523420479</text:p>
          </table:table-cell>
        </table:table-row>
        <table:table-row table:style-name="ro1">
          <table:table-cell office:value-type="string">
            <text:p>'9'</text:p>
          </table:table-cell>
          <table:table-cell office:value-type="string">
            <text:p>'l'</text:p>
          </table:table-cell>
          <table:table-cell office:value-type="float" office:value="0.972954303931987">
            <text:p>0.9729543039</text:p>
          </table:table-cell>
        </table:table-row>
        <table:table-row table:style-name="ro1">
          <table:table-cell office:value-type="string">
            <text:p>'9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9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9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9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9'</text:p>
          </table:table-cell>
          <table:table-cell office:value-type="string">
            <text:p>'l'</text:p>
          </table:table-cell>
          <table:table-cell office:value-type="float" office:value="0.98740701381509">
            <text:p>0.9874070138</text:p>
          </table:table-cell>
        </table:table-row>
        <table:table-row table:style-name="ro1">
          <table:table-cell office:value-type="string">
            <text:p>'10'</text:p>
          </table:table-cell>
          <table:table-cell office:value-type="string">
            <text:p>'l'</text:p>
          </table:table-cell>
          <table:table-cell office:value-type="float" office:value="0.987818147412243">
            <text:p>0.9878181474</text:p>
          </table:table-cell>
        </table:table-row>
        <table:table-row table:style-name="ro1">
          <table:table-cell office:value-type="string">
            <text:p>'10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0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0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0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0'</text:p>
          </table:table-cell>
          <table:table-cell office:value-type="string">
            <text:p>'l'</text:p>
          </table:table-cell>
          <table:table-cell office:value-type="float" office:value="0.989497587283565">
            <text:p>0.9894975873</text:p>
          </table:table-cell>
        </table:table-row>
        <table:table-row table:style-name="ro1">
          <table:table-cell office:value-type="string">
            <text:p>'11'</text:p>
          </table:table-cell>
          <table:table-cell office:value-type="string">
            <text:p>'left'</text:p>
          </table:table-cell>
          <table:table-cell office:value-type="float" office:value="0.971213302156404">
            <text:p>0.9712133022</text:p>
          </table:table-cell>
        </table:table-row>
        <table:table-row table:style-name="ro1">
          <table:table-cell office:value-type="string">
            <text:p>'11'</text:p>
          </table:table-cell>
          <table:table-cell office:value-type="string">
            <text:p>'left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1'</text:p>
          </table:table-cell>
          <table:table-cell office:value-type="string">
            <text:p>'left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1'</text:p>
          </table:table-cell>
          <table:table-cell office:value-type="string">
            <text:p>'left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1'</text:p>
          </table:table-cell>
          <table:table-cell office:value-type="string">
            <text:p>'left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1'</text:p>
          </table:table-cell>
          <table:table-cell office:value-type="string">
            <text:p>'left'</text:p>
          </table:table-cell>
          <table:table-cell office:value-type="float" office:value="0.986100285788517">
            <text:p>0.9861002858</text:p>
          </table:table-cell>
        </table:table-row>
        <table:table-row table:style-name="ro1">
          <table:table-cell office:value-type="string">
            <text:p>'12'</text:p>
          </table:table-cell>
          <table:table-cell office:value-type="string">
            <text:p>'l'</text:p>
          </table:table-cell>
          <table:table-cell office:value-type="float" office:value="0.962383213355797">
            <text:p>0.9623832134</text:p>
          </table:table-cell>
        </table:table-row>
        <table:table-row table:style-name="ro1">
          <table:table-cell office:value-type="string">
            <text:p>'12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2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2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2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2'</text:p>
          </table:table-cell>
          <table:table-cell office:value-type="string">
            <text:p>'l'</text:p>
          </table:table-cell>
          <table:table-cell office:value-type="float" office:value="0.982661969673763">
            <text:p>0.9826619697</text:p>
          </table:table-cell>
        </table:table-row>
        <table:table-row table:style-name="ro1">
          <table:table-cell office:value-type="string">
            <text:p>'13'</text:p>
          </table:table-cell>
          <table:table-cell office:value-type="string">
            <text:p>'left'</text:p>
          </table:table-cell>
          <table:table-cell office:value-type="float" office:value="0.980624237720368">
            <text:p>0.9806242377</text:p>
          </table:table-cell>
        </table:table-row>
        <table:table-row table:style-name="ro1">
          <table:table-cell office:value-type="string">
            <text:p>'13'</text:p>
          </table:table-cell>
          <table:table-cell office:value-type="string">
            <text:p>'left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3'</text:p>
          </table:table-cell>
          <table:table-cell office:value-type="string">
            <text:p>'left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3'</text:p>
          </table:table-cell>
          <table:table-cell office:value-type="string">
            <text:p>'left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3'</text:p>
          </table:table-cell>
          <table:table-cell office:value-type="string">
            <text:p>'left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3'</text:p>
          </table:table-cell>
          <table:table-cell office:value-type="string">
            <text:p>'left'</text:p>
          </table:table-cell>
          <table:table-cell office:value-type="float" office:value="0.982814059208338">
            <text:p>0.9828140592</text:p>
          </table:table-cell>
        </table:table-row>
        <table:table-row table:style-name="ro1">
          <table:table-cell office:value-type="string">
            <text:p>'14'</text:p>
          </table:table-cell>
          <table:table-cell office:value-type="string">
            <text:p>'left'</text:p>
          </table:table-cell>
          <table:table-cell office:value-type="float" office:value="0.988634775723136">
            <text:p>0.9886347757</text:p>
          </table:table-cell>
        </table:table-row>
        <table:table-row table:style-name="ro1">
          <table:table-cell office:value-type="string">
            <text:p>'14'</text:p>
          </table:table-cell>
          <table:table-cell office:value-type="string">
            <text:p>'left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4'</text:p>
          </table:table-cell>
          <table:table-cell office:value-type="string">
            <text:p>'left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4'</text:p>
          </table:table-cell>
          <table:table-cell office:value-type="string">
            <text:p>'left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4'</text:p>
          </table:table-cell>
          <table:table-cell office:value-type="string">
            <text:p>'left'</text:p>
          </table:table-cell>
          <table:table-cell office:value-type="float" office:value="0.989845824211654">
            <text:p>0.9898458242</text:p>
          </table:table-cell>
        </table:table-row>
        <table:table-row table:style-name="ro1">
          <table:table-cell office:value-type="string">
            <text:p>'14'</text:p>
          </table:table-cell>
          <table:table-cell office:value-type="string">
            <text:p>'left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fifteen'</text:p>
          </table:table-cell>
          <table:table-cell office:value-type="string">
            <text:p>'left'</text:p>
          </table:table-cell>
          <table:table-cell office:value-type="float" office:value="0.963045446758523">
            <text:p>0.9630454468</text:p>
          </table:table-cell>
        </table:table-row>
        <table:table-row table:style-name="ro1">
          <table:table-cell office:value-type="string">
            <text:p>'fifteen'</text:p>
          </table:table-cell>
          <table:table-cell office:value-type="string">
            <text:p>'left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fifteen'</text:p>
          </table:table-cell>
          <table:table-cell office:value-type="string">
            <text:p>'left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fifteen'</text:p>
          </table:table-cell>
          <table:table-cell office:value-type="string">
            <text:p>'left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fifteen'</text:p>
          </table:table-cell>
          <table:table-cell office:value-type="string">
            <text:p>'left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fifteen'</text:p>
          </table:table-cell>
          <table:table-cell office:value-type="string">
            <text:p>'left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six'</text:p>
          </table:table-cell>
          <table:table-cell office:value-type="string">
            <text:p>'l'</text:p>
          </table:table-cell>
          <table:table-cell office:value-type="float" office:value="0.826025512291272">
            <text:p>0.8260255123</text:p>
          </table:table-cell>
        </table:table-row>
        <table:table-row table:style-name="ro1">
          <table:table-cell office:value-type="string">
            <text:p>'six'</text:p>
          </table:table-cell>
          <table:table-cell office:value-type="string">
            <text:p>'l'</text:p>
          </table:table-cell>
          <table:table-cell office:value-type="float" office:value="0.826025512291272">
            <text:p>0.8260255123</text:p>
          </table:table-cell>
        </table:table-row>
        <table:table-row table:style-name="ro1">
          <table:table-cell office:value-type="string">
            <text:p>'six'</text:p>
          </table:table-cell>
          <table:table-cell office:value-type="string">
            <text:p>'l'</text:p>
          </table:table-cell>
          <table:table-cell office:value-type="float" office:value="0.826025512291272">
            <text:p>0.8260255123</text:p>
          </table:table-cell>
        </table:table-row>
        <table:table-row table:style-name="ro1">
          <table:table-cell office:value-type="string">
            <text:p>'fifteen'</text:p>
          </table:table-cell>
          <table:table-cell office:value-type="string">
            <text:p>'left'</text:p>
          </table:table-cell>
          <table:table-cell office:value-type="float" office:value="0.963045446758523">
            <text:p>0.9630454468</text:p>
          </table:table-cell>
        </table:table-row>
        <table:table-row table:style-name="ro1">
          <table:table-cell office:value-type="string">
            <text:p>'six'</text:p>
          </table:table-cell>
          <table:table-cell office:value-type="string">
            <text:p>'l'</text:p>
          </table:table-cell>
          <table:table-cell office:value-type="float" office:value="0.826025512291272">
            <text:p>0.8260255123</text:p>
          </table:table-cell>
        </table:table-row>
        <table:table-row table:style-name="ro1">
          <table:table-cell office:value-type="string">
            <text:p>'fifteen'</text:p>
          </table:table-cell>
          <table:table-cell office:value-type="string">
            <text:p>'left'</text:p>
          </table:table-cell>
          <table:table-cell office:value-type="float" office:value="0.963045446758523">
            <text:p>0.9630454468</text:p>
          </table:table-cell>
        </table:table-row>
        <table:table-row table:style-name="ro1">
          <table:table-cell office:value-type="string">
            <text:p>'six'</text:p>
          </table:table-cell>
          <table:table-cell office:value-type="string">
            <text:p>'l'</text:p>
          </table:table-cell>
          <table:table-cell office:value-type="float" office:value="0.826025512291272">
            <text:p>0.8260255123</text:p>
          </table:table-cell>
        </table:table-row>
        <table:table-row table:style-name="ro1">
          <table:table-cell office:value-type="string">
            <text:p>'sixteen'</text:p>
          </table:table-cell>
          <table:table-cell office:value-type="string">
            <text:p>'l'</text:p>
          </table:table-cell>
          <table:table-cell office:value-type="float" office:value="0.965407148969785">
            <text:p>0.965407149</text:p>
          </table:table-cell>
        </table:table-row>
        <table:table-row table:style-name="ro1">
          <table:table-cell office:value-type="string">
            <text:p>'sixteen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sixteen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sixteen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sixteen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sixteen'</text:p>
          </table:table-cell>
          <table:table-cell office:value-type="string">
            <text:p>'l'</text:p>
          </table:table-cell>
          <table:table-cell office:value-type="float" office:value="0.977387927062076">
            <text:p>0.9773879271</text:p>
          </table:table-cell>
        </table:table-row>
        <table:table-row table:style-name="ro1">
          <table:table-cell office:value-type="string">
            <text:p>'30'</text:p>
          </table:table-cell>
          <table:table-cell office:value-type="string">
            <text:p>[]</text:p>
          </table:table-cell>
          <table:table-cell office:value-type="float" office:value="0.844567707705294">
            <text:p>0.8445677077</text:p>
          </table:table-cell>
        </table:table-row>
        <table:table-row table:style-name="ro1">
          <table:table-cell office:value-type="string">
            <text:p>'30'</text:p>
          </table:table-cell>
          <table:table-cell office:value-type="string">
            <text:p>[]</text:p>
          </table:table-cell>
          <table:table-cell office:value-type="float" office:value="0.84845652960328">
            <text:p>0.8484565296</text:p>
          </table:table-cell>
        </table:table-row>
        <table:table-row table:style-name="ro1">
          <table:table-cell office:value-type="string">
            <text:p>'30'</text:p>
          </table:table-cell>
          <table:table-cell office:value-type="string">
            <text:p>[]</text:p>
          </table:table-cell>
          <table:table-cell office:value-type="float" office:value="0.847099963824913">
            <text:p>0.8470999638</text:p>
          </table:table-cell>
        </table:table-row>
        <table:table-row table:style-name="ro1">
          <table:table-cell office:value-type="string">
            <text:p>'30'</text:p>
          </table:table-cell>
          <table:table-cell office:value-type="string">
            <text:p>[]</text:p>
          </table:table-cell>
          <table:table-cell office:value-type="float" office:value="0.847099963824913">
            <text:p>0.8470999638</text:p>
          </table:table-cell>
        </table:table-row>
        <table:table-row table:style-name="ro1">
          <table:table-cell office:value-type="string">
            <text:p>'17'</text:p>
          </table:table-cell>
          <table:table-cell office:value-type="string">
            <text:p>[]</text:p>
          </table:table-cell>
          <table:table-cell office:value-type="float" office:value="0.968886728245017">
            <text:p>0.9688867282</text:p>
          </table:table-cell>
        </table:table-row>
        <table:table-row table:style-name="ro1">
          <table:table-cell office:value-type="string">
            <text:p>'17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7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7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7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7'</text:p>
          </table:table-cell>
          <table:table-cell office:value-type="string">
            <text:p>[]</text:p>
          </table:table-cell>
          <table:table-cell office:value-type="float" office:value="0.985415653864852">
            <text:p>0.9854156539</text:p>
          </table:table-cell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771594909287842">
            <text:p>0.7715949093</text:p>
          </table:table-cell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770917952883834">
            <text:p>0.7709179529</text:p>
          </table:table-cell>
        </table:table-row>
        <table:table-row table:style-name="ro1">
          <table:table-cell office:value-type="string">
            <text:p>'18'</text:p>
          </table:table-cell>
          <table:table-cell office:value-type="string">
            <text:p>[]</text:p>
          </table:table-cell>
          <table:table-cell office:value-type="float" office:value="0.968932394587379">
            <text:p>0.9689323946</text:p>
          </table:table-cell>
        </table:table-row>
        <table:table-row table:style-name="ro1">
          <table:table-cell office:value-type="string">
            <text:p>'18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8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8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8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18'</text:p>
          </table:table-cell>
          <table:table-cell office:value-type="string">
            <text:p>[]</text:p>
          </table:table-cell>
          <table:table-cell office:value-type="float" office:value="0.971602062449289">
            <text:p>0.9716020624</text:p>
          </table:table-cell>
        </table:table-row>
        <table:table-row table:style-name="ro1">
          <table:table-cell office:value-type="string">
            <text:p>'nineteen'</text:p>
          </table:table-cell>
          <table:table-cell office:value-type="string">
            <text:p>'l'</text:p>
          </table:table-cell>
          <table:table-cell office:value-type="float" office:value="0.985987300036635">
            <text:p>0.9859873</text:p>
          </table:table-cell>
        </table:table-row>
        <table:table-row table:style-name="ro1">
          <table:table-cell office:value-type="string">
            <text:p>'nineteen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nineteen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nineteen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nineteen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nineteen'</text:p>
          </table:table-cell>
          <table:table-cell office:value-type="string">
            <text:p>'l'</text:p>
          </table:table-cell>
          <table:table-cell office:value-type="float" office:value="0.964830870680181">
            <text:p>0.9648308707</text:p>
          </table:table-cell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12618467370701">
            <text:p>0.8126184674</text:p>
          </table:table-cell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13701597617114">
            <text:p>0.8137015976</text:p>
          </table:table-cell>
        </table:table-row>
        <table:table-row table:style-name="ro1">
          <table:table-cell office:value-type="string">
            <text:p>'twenty'</text:p>
          </table:table-cell>
          <table:table-cell office:value-type="string">
            <text:p>[]</text:p>
          </table:table-cell>
          <table:table-cell office:value-type="float" office:value="0.984753723065304">
            <text:p>0.9847537231</text:p>
          </table:table-cell>
        </table:table-row>
        <table:table-row table:style-name="ro1">
          <table:table-cell office:value-type="string">
            <text:p>'twenty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'</text:p>
          </table:table-cell>
          <table:table-cell office:value-type="string">
            <text:p>[]</text:p>
          </table:table-cell>
          <table:table-cell office:value-type="float" office:value="0.978593849566921">
            <text:p>0.9785938496</text:p>
          </table:table-cell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67975541782788">
            <text:p>0.8679755418</text:p>
          </table:table-cell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56994301401772">
            <text:p>0.8569943014</text:p>
          </table:table-cell>
        </table:table-row>
        <table:table-row table:style-name="ro1">
          <table:table-cell office:value-type="string">
            <text:p>'35'</text:p>
          </table:table-cell>
          <table:table-cell office:value-type="string">
            <text:p>[]</text:p>
          </table:table-cell>
          <table:table-cell office:value-type="float" office:value="0.779112234864447">
            <text:p>0.7791122349</text:p>
          </table:table-cell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67975541782788">
            <text:p>0.8679755418</text:p>
          </table:table-cell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56994301401772">
            <text:p>0.8569943014</text:p>
          </table:table-cell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56994301401772">
            <text:p>0.8569943014</text:p>
          </table:table-cell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56994301401772">
            <text:p>0.8569943014</text:p>
          </table:table-cell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67975541782788">
            <text:p>0.8679755418</text:p>
          </table:table-cell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56994301401772">
            <text:p>0.8569943014</text:p>
          </table:table-cell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56994301401772">
            <text:p>0.8569943014</text:p>
          </table:table-cell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oneeee'</text:p>
          </table:table-cell>
          <table:table-cell office:value-type="string">
            <text:p>[]</text:p>
          </table:table-cell>
          <table:table-cell office:value-type="float" office:value="0.969169346789398">
            <text:p>0.9691693468</text:p>
          </table:table-cell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67975541782788">
            <text:p>0.8679755418</text:p>
          </table:table-cell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56994301401772">
            <text:p>0.8569943014</text:p>
          </table:table-cell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96019496344436">
            <text:p>0.8960194963</text:p>
          </table:table-cell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96019496344436">
            <text:p>0.8960194963</text:p>
          </table:table-cell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85594367722719">
            <text:p>0.8855943677</text:p>
          </table:table-cell>
        </table:table-row>
        <table:table-row table:style-name="ro1">
          <table:table-cell office:value-type="string">
            <text:p>'twentytwo'</text:p>
          </table:table-cell>
          <table:table-cell office:value-type="string">
            <text:p>[]</text:p>
          </table:table-cell>
          <table:table-cell office:value-type="float" office:value="0.978341288782816">
            <text:p>0.9783412888</text:p>
          </table:table-cell>
        </table:table-row>
        <table:table-row table:style-name="ro1">
          <table:table-cell office:value-type="string">
            <text:p>'twentytwo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two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two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two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two'</text:p>
          </table:table-cell>
          <table:table-cell office:value-type="string">
            <text:p>[]</text:p>
          </table:table-cell>
          <table:table-cell office:value-type="float" office:value="0.925894988066826">
            <text:p>0.9258949881</text:p>
          </table:table-cell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0.828638497652582">
            <text:p>0.8286384977</text:p>
          </table:table-cell>
        </table:table-row>
        <table:table-row table:style-name="ro1">
          <table:table-cell office:value-type="string">
            <text:p>'twentythree'</text:p>
          </table:table-cell>
          <table:table-cell office:value-type="string">
            <text:p>[]</text:p>
          </table:table-cell>
          <table:table-cell office:value-type="float" office:value="0.932397013006281">
            <text:p>0.932397013</text:p>
          </table:table-cell>
        </table:table-row>
        <table:table-row table:style-name="ro1">
          <table:table-cell office:value-type="string">
            <text:p>'twentythree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three'</text:p>
          </table:table-cell>
          <table:table-cell office:value-type="string">
            <text:p>[]</text:p>
          </table:table-cell>
          <table:table-cell office:value-type="float" office:value="0.9705504178824">
            <text:p>0.9705504179</text:p>
          </table:table-cell>
        </table:table-row>
        <table:table-row table:style-name="ro1">
          <table:table-cell office:value-type="string">
            <text:p>'twentythree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three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three'</text:p>
          </table:table-cell>
          <table:table-cell office:value-type="string">
            <text:p>[]</text:p>
          </table:table-cell>
          <table:table-cell office:value-type="float" office:value="0.986845358785421">
            <text:p>0.9868453588</text:p>
          </table:table-cell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819383259911894">
            <text:p>0.8193832599</text:p>
          </table:table-cell>
        </table:table-row>
        <table:table-row table:style-name="ro1">
          <table:table-cell office:value-type="string">
            <text:p>'twentyfour'</text:p>
          </table:table-cell>
          <table:table-cell office:value-type="string">
            <text:p>[]</text:p>
          </table:table-cell>
          <table:table-cell office:value-type="float" office:value="0.981195671456449">
            <text:p>0.9811956715</text:p>
          </table:table-cell>
        </table:table-row>
        <table:table-row table:style-name="ro1">
          <table:table-cell office:value-type="string">
            <text:p>'twentyfour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four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four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four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four'</text:p>
          </table:table-cell>
          <table:table-cell office:value-type="string">
            <text:p>[]</text:p>
          </table:table-cell>
          <table:table-cell office:value-type="float" office:value="0.973212701791733">
            <text:p>0.9732127018</text:p>
          </table:table-cell>
        </table:table-row>
        <table:table-row table:style-name="ro1">
          <table:table-cell office:value-type="string">
            <text:p>'36'</text:p>
          </table:table-cell>
          <table:table-cell office:value-type="string">
            <text:p>[]</text:p>
          </table:table-cell>
          <table:table-cell office:value-type="float" office:value="0.758898127654484">
            <text:p>0.7588981277</text:p>
          </table:table-cell>
        </table:table-row>
        <table:table-row table:style-name="ro1">
          <table:table-cell office:value-type="string">
            <text:p>'twentyfiveee'</text:p>
          </table:table-cell>
          <table:table-cell office:value-type="string">
            <text:p>[]</text:p>
          </table:table-cell>
          <table:table-cell office:value-type="float" office:value="0.981024142703368">
            <text:p>0.9810241427</text:p>
          </table:table-cell>
        </table:table-row>
        <table:table-row table:style-name="ro1">
          <table:table-cell office:value-type="string">
            <text:p>'twentyfiveee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fiveee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fiveee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fiveee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fiveee'</text:p>
          </table:table-cell>
          <table:table-cell office:value-type="string">
            <text:p>[]</text:p>
          </table:table-cell>
          <table:table-cell office:value-type="float" office:value="0.885252960172228">
            <text:p>0.8852529602</text:p>
          </table:table-cell>
        </table:table-row>
        <table:table-row table:style-name="ro1">
          <table:table-cell office:value-type="string">
            <text:p>'twentyfiveee'</text:p>
          </table:table-cell>
          <table:table-cell office:value-type="string">
            <text:p>[]</text:p>
          </table:table-cell>
          <table:table-cell office:value-type="float" office:value="0.885252960172228">
            <text:p>0.8852529602</text:p>
          </table:table-cell>
        </table:table-row>
        <table:table-row table:style-name="ro1">
          <table:table-cell office:value-type="string">
            <text:p>'twentyfiveee'</text:p>
          </table:table-cell>
          <table:table-cell office:value-type="string">
            <text:p>[]</text:p>
          </table:table-cell>
          <table:table-cell office:value-type="float" office:value="0.885252960172228">
            <text:p>0.8852529602</text:p>
          </table:table-cell>
        </table:table-row>
        <table:table-row table:style-name="ro1">
          <table:table-cell office:value-type="string">
            <text:p>'12'</text:p>
          </table:table-cell>
          <table:table-cell office:value-type="string">
            <text:p>'l'</text:p>
          </table:table-cell>
          <table:table-cell office:value-type="float" office:value="0.777576964313065">
            <text:p>0.7775769643</text:p>
          </table:table-cell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971390453602135">
            <text:p>0.9713904536</text:p>
          </table:table-cell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964868069967388">
            <text:p>0.96486807</text:p>
          </table:table-cell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66439371479395">
            <text:p>0.8664393715</text:p>
          </table:table-cell>
        </table:table-row>
        <table:table-row table:style-name="ro1">
          <table:table-cell office:value-type="string">
            <text:p>'twentysixx'</text:p>
          </table:table-cell>
          <table:table-cell office:value-type="string">
            <text:p>[]</text:p>
          </table:table-cell>
          <table:table-cell office:value-type="float" office:value="0.866439371479395">
            <text:p>0.8664393715</text:p>
          </table:table-cell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32161723721975">
            <text:p>0.8321617237</text:p>
          </table:table-cell>
        </table:table-row>
        <table:table-row table:style-name="ro1">
          <table:table-cell office:value-type="string">
            <text:p>'twentysevennn'</text:p>
          </table:table-cell>
          <table:table-cell office:value-type="string">
            <text:p>[]</text:p>
          </table:table-cell>
          <table:table-cell office:value-type="float" office:value="0.964666666666667">
            <text:p>0.9646666667</text:p>
          </table:table-cell>
        </table:table-row>
        <table:table-row table:style-name="ro1">
          <table:table-cell office:value-type="string">
            <text:p>'twentysevennn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sevennn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sevennn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wentysevennn'</text:p>
          </table:table-cell>
          <table:table-cell office:value-type="string">
            <text:p>[]</text:p>
          </table:table-cell>
          <table:table-cell office:value-type="float" office:value="0.941111111111111">
            <text:p>0.9411111111</text:p>
          </table:table-cell>
        </table:table-row>
        <table:table-row table:style-name="ro1">
          <table:table-cell office:value-type="string">
            <text:p>'twentysevennn'</text:p>
          </table:table-cell>
          <table:table-cell office:value-type="string">
            <text:p>[]</text:p>
          </table:table-cell>
          <table:table-cell office:value-type="float" office:value="0.942888888888889">
            <text:p>0.9428888889</text:p>
          </table:table-cell>
        </table:table-row>
        <table:table-row table:style-name="ro1">
          <table:table-cell office:value-type="string">
            <text:p>'28'</text:p>
          </table:table-cell>
          <table:table-cell office:value-type="string">
            <text:p>[]</text:p>
          </table:table-cell>
          <table:table-cell office:value-type="float" office:value="0.989823884082839">
            <text:p>0.9898238841</text:p>
          </table:table-cell>
        </table:table-row>
        <table:table-row table:style-name="ro1">
          <table:table-cell office:value-type="string">
            <text:p>'28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28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28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28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28'</text:p>
          </table:table-cell>
          <table:table-cell office:value-type="string">
            <text:p>[]</text:p>
          </table:table-cell>
          <table:table-cell office:value-type="float" office:value="0.98903743952718">
            <text:p>0.9890374395</text:p>
          </table:table-cell>
        </table:table-row>
        <table:table-row table:style-name="ro1">
          <table:table-cell office:value-type="string">
            <text:p>'29'</text:p>
          </table:table-cell>
          <table:table-cell office:value-type="string">
            <text:p>[]</text:p>
          </table:table-cell>
          <table:table-cell office:value-type="float" office:value="0.985193148777091">
            <text:p>0.9851931488</text:p>
          </table:table-cell>
        </table:table-row>
        <table:table-row table:style-name="ro1">
          <table:table-cell office:value-type="string">
            <text:p>'29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29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29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29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813449608918457">
            <text:p>0.8134496089</text:p>
          </table:table-cell>
        </table:table-row>
        <table:table-row table:style-name="ro1">
          <table:table-cell office:value-type="string">
            <text:p>'2'</text:p>
          </table:table-cell>
          <table:table-cell office:value-type="string">
            <text:p>'l'</text:p>
          </table:table-cell>
          <table:table-cell office:value-type="float" office:value="0.813449608918457">
            <text:p>0.8134496089</text:p>
          </table:table-cell>
        </table:table-row>
        <table:table-row table:style-name="ro1">
          <table:table-cell office:value-type="string">
            <text:p>'30'</text:p>
          </table:table-cell>
          <table:table-cell office:value-type="string">
            <text:p>[]</text:p>
          </table:table-cell>
          <table:table-cell office:value-type="float" office:value="0.97995297238635">
            <text:p>0.9799529724</text:p>
          </table:table-cell>
        </table:table-row>
        <table:table-row table:style-name="ro1">
          <table:table-cell office:value-type="string">
            <text:p>'30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0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0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0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0'</text:p>
          </table:table-cell>
          <table:table-cell office:value-type="string">
            <text:p>[]</text:p>
          </table:table-cell>
          <table:table-cell office:value-type="float" office:value="0.960026528397444">
            <text:p>0.9600265284</text:p>
          </table:table-cell>
        </table:table-row>
        <table:table-row table:style-name="ro1">
          <table:table-cell office:value-type="string">
            <text:p>'31'</text:p>
          </table:table-cell>
          <table:table-cell office:value-type="string">
            <text:p>[]</text:p>
          </table:table-cell>
          <table:table-cell office:value-type="float" office:value="0.987785016286645">
            <text:p>0.9877850163</text:p>
          </table:table-cell>
        </table:table-row>
        <table:table-row table:style-name="ro1">
          <table:table-cell office:value-type="string">
            <text:p>'31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1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1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1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1'</text:p>
          </table:table-cell>
          <table:table-cell office:value-type="string">
            <text:p>[]</text:p>
          </table:table-cell>
          <table:table-cell office:value-type="float" office:value="0.964826100661973">
            <text:p>0.9648261007</text:p>
          </table:table-cell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978994218210557">
            <text:p>0.9789942182</text:p>
          </table:table-cell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961399276236429">
            <text:p>0.9613992762</text:p>
          </table:table-cell>
        </table:table-row>
        <table:table-row table:style-name="ro1">
          <table:table-cell office:value-type="string">
            <text:p>'33'</text:p>
          </table:table-cell>
          <table:table-cell office:value-type="string">
            <text:p>[]</text:p>
          </table:table-cell>
          <table:table-cell office:value-type="float" office:value="0.984303259871442">
            <text:p>0.9843032599</text:p>
          </table:table-cell>
        </table:table-row>
        <table:table-row table:style-name="ro1">
          <table:table-cell office:value-type="string">
            <text:p>'33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3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3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3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3'</text:p>
          </table:table-cell>
          <table:table-cell office:value-type="string">
            <text:p>[]</text:p>
          </table:table-cell>
          <table:table-cell office:value-type="float" office:value="0.939824380165289">
            <text:p>0.9398243802</text:p>
          </table:table-cell>
        </table:table-row>
        <table:table-row table:style-name="ro1">
          <table:table-cell office:value-type="string">
            <text:p>'thirtyfour'</text:p>
          </table:table-cell>
          <table:table-cell office:value-type="string">
            <text:p>[]</text:p>
          </table:table-cell>
          <table:table-cell office:value-type="float" office:value="0.979244210090984">
            <text:p>0.9792442101</text:p>
          </table:table-cell>
        </table:table-row>
        <table:table-row table:style-name="ro1">
          <table:table-cell office:value-type="string">
            <text:p>'thirtyfour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hirtyfour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hirtyfour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hirtyfour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thirtyfour'</text:p>
          </table:table-cell>
          <table:table-cell office:value-type="string">
            <text:p>[]</text:p>
          </table:table-cell>
          <table:table-cell office:value-type="float" office:value="0.977589950372208">
            <text:p>0.9775899504</text:p>
          </table:table-cell>
        </table:table-row>
        <table:table-row table:style-name="ro1">
          <table:table-cell office:value-type="string">
            <text:p>'35'</text:p>
          </table:table-cell>
          <table:table-cell office:value-type="string">
            <text:p>[]</text:p>
          </table:table-cell>
          <table:table-cell office:value-type="float" office:value="0.979702205365922">
            <text:p>0.9797022054</text:p>
          </table:table-cell>
        </table:table-row>
        <table:table-row table:style-name="ro1">
          <table:table-cell office:value-type="string">
            <text:p>'35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5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5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5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5'</text:p>
          </table:table-cell>
          <table:table-cell office:value-type="string">
            <text:p>[]</text:p>
          </table:table-cell>
          <table:table-cell office:value-type="float" office:value="0.974856019103807">
            <text:p>0.9748560191</text:p>
          </table:table-cell>
        </table:table-row>
        <table:table-row table:style-name="ro1">
          <table:table-cell office:value-type="string">
            <text:p>'36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6'</text:p>
          </table:table-cell>
          <table:table-cell office:value-type="string">
            <text:p>[]</text:p>
          </table:table-cell>
          <table:table-cell office:value-type="float" office:value="0.963779386253514">
            <text:p>0.9637793863</text:p>
          </table:table-cell>
        </table:table-row>
        <table:table-row table:style-name="ro1">
          <table:table-cell office:value-type="string">
            <text:p>'36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6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6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6'</text:p>
          </table:table-cell>
          <table:table-cell office:value-type="string">
            <text:p>[]</text:p>
          </table:table-cell>
          <table:table-cell office:value-type="float" office:value="0.977298558353772">
            <text:p>0.9772985584</text:p>
          </table:table-cell>
        </table:table-row>
        <table:table-row table:style-name="ro1">
          <table:table-cell office:value-type="string">
            <text:p>'37'</text:p>
          </table:table-cell>
          <table:table-cell office:value-type="string">
            <text:p>[]</text:p>
          </table:table-cell>
          <table:table-cell office:value-type="float" office:value="0.98513186928654">
            <text:p>0.9851318693</text:p>
          </table:table-cell>
        </table:table-row>
        <table:table-row table:style-name="ro1">
          <table:table-cell office:value-type="string">
            <text:p>'37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7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7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7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7'</text:p>
          </table:table-cell>
          <table:table-cell office:value-type="string">
            <text:p>[]</text:p>
          </table:table-cell>
          <table:table-cell office:value-type="float" office:value="0.979405274771462">
            <text:p>0.9794052748</text:p>
          </table:table-cell>
        </table:table-row>
        <table:table-row table:style-name="ro1">
          <table:table-cell office:value-type="string">
            <text:p>'38'</text:p>
          </table:table-cell>
          <table:table-cell office:value-type="string">
            <text:p>[]</text:p>
          </table:table-cell>
          <table:table-cell office:value-type="float" office:value="0.984483001833827">
            <text:p>0.9844830018</text:p>
          </table:table-cell>
        </table:table-row>
        <table:table-row table:style-name="ro1">
          <table:table-cell office:value-type="string">
            <text:p>'38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8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8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8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8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8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8'</text:p>
          </table:table-cell>
          <table:table-cell office:value-type="string">
            <text:p>[]</text:p>
          </table:table-cell>
          <table:table-cell office:value-type="float" office:value="0.957633892885692">
            <text:p>0.9576338929</text:p>
          </table:table-cell>
        </table:table-row>
        <table:table-row table:style-name="ro1">
          <table:table-cell office:value-type="string">
            <text:p>'39'</text:p>
          </table:table-cell>
          <table:table-cell office:value-type="string">
            <text:p>[]</text:p>
          </table:table-cell>
          <table:table-cell office:value-type="float" office:value="0.979234109751283">
            <text:p>0.9792341098</text:p>
          </table:table-cell>
        </table:table-row>
        <table:table-row table:style-name="ro1">
          <table:table-cell office:value-type="string">
            <text:p>'39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9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9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9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9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39'</text:p>
          </table:table-cell>
          <table:table-cell office:value-type="string">
            <text:p>[]</text:p>
          </table:table-cell>
          <table:table-cell office:value-type="float" office:value="0.97920779049875">
            <text:p>0.9792077905</text:p>
          </table:table-cell>
        </table:table-row>
        <table:table-row table:style-name="ro1">
          <table:table-cell office:value-type="string">
            <text:p>'40'</text:p>
          </table:table-cell>
          <table:table-cell office:value-type="string">
            <text:p>[]</text:p>
          </table:table-cell>
          <table:table-cell office:value-type="float" office:value="0.981497909010265">
            <text:p>0.981497909</text:p>
          </table:table-cell>
        </table:table-row>
        <table:table-row table:style-name="ro1">
          <table:table-cell office:value-type="string">
            <text:p>'40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0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0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0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0'</text:p>
          </table:table-cell>
          <table:table-cell office:value-type="string">
            <text:p>[]</text:p>
          </table:table-cell>
          <table:table-cell office:value-type="float" office:value="0.957141046762134">
            <text:p>0.9571410468</text:p>
          </table:table-cell>
        </table:table-row>
        <table:table-row table:style-name="ro1">
          <table:table-cell office:value-type="string">
            <text:p>'41'</text:p>
          </table:table-cell>
          <table:table-cell office:value-type="string">
            <text:p>[]</text:p>
          </table:table-cell>
          <table:table-cell office:value-type="float" office:value="0.986721071748667">
            <text:p>0.9867210717</text:p>
          </table:table-cell>
        </table:table-row>
        <table:table-row table:style-name="ro1">
          <table:table-cell office:value-type="string">
            <text:p>'41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1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1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1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1'</text:p>
          </table:table-cell>
          <table:table-cell office:value-type="string">
            <text:p>[]</text:p>
          </table:table-cell>
          <table:table-cell office:value-type="float" office:value="0.988466437096089">
            <text:p>0.9884664371</text:p>
          </table:table-cell>
        </table:table-row>
        <table:table-row table:style-name="ro1">
          <table:table-cell office:value-type="string">
            <text:p>'42'</text:p>
          </table:table-cell>
          <table:table-cell office:value-type="string">
            <text:p>[]</text:p>
          </table:table-cell>
          <table:table-cell office:value-type="float" office:value="0.983808556766102">
            <text:p>0.9838085568</text:p>
          </table:table-cell>
        </table:table-row>
        <table:table-row table:style-name="ro1">
          <table:table-cell office:value-type="string">
            <text:p>'42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2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2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2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2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2'</text:p>
          </table:table-cell>
          <table:table-cell office:value-type="string">
            <text:p>[]</text:p>
          </table:table-cell>
          <table:table-cell office:value-type="float" office:value="0.986113779192623">
            <text:p>0.9861137792</text:p>
          </table:table-cell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990522610343894">
            <text:p>0.9905226103</text:p>
          </table:table-cell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4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951665312753859">
            <text:p>0.9516653128</text:p>
          </table:table-cell>
        </table:table-row>
        <table:table-row table:style-name="ro1">
          <table:table-cell office:value-type="string">
            <text:p>'44'</text:p>
          </table:table-cell>
          <table:table-cell office:value-type="string">
            <text:p>[]</text:p>
          </table:table-cell>
          <table:table-cell office:value-type="float" office:value="0.98723937564088">
            <text:p>0.9872393756</text:p>
          </table:table-cell>
        </table:table-row>
        <table:table-row table:style-name="ro1">
          <table:table-cell office:value-type="string">
            <text:p>'44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4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4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4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4'</text:p>
          </table:table-cell>
          <table:table-cell office:value-type="string">
            <text:p>[]</text:p>
          </table:table-cell>
          <table:table-cell office:value-type="float" office:value="0.970633473852114">
            <text:p>0.9706334739</text:p>
          </table:table-cell>
        </table:table-row>
        <table:table-row table:style-name="ro1">
          <table:table-cell office:value-type="string">
            <text:p>'45'</text:p>
          </table:table-cell>
          <table:table-cell office:value-type="string">
            <text:p>[]</text:p>
          </table:table-cell>
          <table:table-cell office:value-type="float" office:value="0.893466745144202">
            <text:p>0.8934667451</text:p>
          </table:table-cell>
        </table:table-row>
        <table:table-row table:style-name="ro1">
          <table:table-cell office:value-type="string">
            <text:p>'45'</text:p>
          </table:table-cell>
          <table:table-cell office:value-type="string">
            <text:p>[]</text:p>
          </table:table-cell>
          <table:table-cell office:value-type="float" office:value="0.903472630959388">
            <text:p>0.903472631</text:p>
          </table:table-cell>
        </table:table-row>
        <table:table-row table:style-name="ro1">
          <table:table-cell office:value-type="string">
            <text:p>'45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5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5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5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5'</text:p>
          </table:table-cell>
          <table:table-cell office:value-type="string">
            <text:p>[]</text:p>
          </table:table-cell>
          <table:table-cell office:value-type="float" office:value="0.980929958799294">
            <text:p>0.9809299588</text:p>
          </table:table-cell>
        </table:table-row>
        <table:table-row table:style-name="ro1">
          <table:table-cell office:value-type="string">
            <text:p>'46'</text:p>
          </table:table-cell>
          <table:table-cell office:value-type="string">
            <text:p>[]</text:p>
          </table:table-cell>
          <table:table-cell office:value-type="float" office:value="0.827486245045258">
            <text:p>0.827486245</text:p>
          </table:table-cell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12347684809098">
            <text:p>0.8123476848</text:p>
          </table:table-cell>
        </table:table-row>
        <table:table-row table:style-name="ro1">
          <table:table-cell office:value-type="string">
            <text:p>'46'</text:p>
          </table:table-cell>
          <table:table-cell office:value-type="string">
            <text:p>[]</text:p>
          </table:table-cell>
          <table:table-cell office:value-type="float" office:value="0.827486245045258">
            <text:p>0.827486245</text:p>
          </table:table-cell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12347684809098">
            <text:p>0.8123476848</text:p>
          </table:table-cell>
        </table:table-row>
        <table:table-row table:style-name="ro1">
          <table:table-cell office:value-type="string">
            <text:p>'46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6'</text:p>
          </table:table-cell>
          <table:table-cell office:value-type="string">
            <text:p>[]</text:p>
          </table:table-cell>
          <table:table-cell office:value-type="float" office:value="0.827486245045258">
            <text:p>0.827486245</text:p>
          </table:table-cell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12347684809098">
            <text:p>0.8123476848</text:p>
          </table:table-cell>
        </table:table-row>
        <table:table-row table:style-name="ro1">
          <table:table-cell office:value-type="string">
            <text:p>'46'</text:p>
          </table:table-cell>
          <table:table-cell office:value-type="string">
            <text:p>[]</text:p>
          </table:table-cell>
          <table:table-cell office:value-type="float" office:value="0.827486245045258">
            <text:p>0.827486245</text:p>
          </table:table-cell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12347684809098">
            <text:p>0.8123476848</text:p>
          </table:table-cell>
        </table:table-row>
        <table:table-row table:style-name="ro1">
          <table:table-cell office:value-type="string">
            <text:p>'46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6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6'</text:p>
          </table:table-cell>
          <table:table-cell office:value-type="string">
            <text:p>[]</text:p>
          </table:table-cell>
          <table:table-cell office:value-type="float" office:value="0.967875525054724">
            <text:p>0.9678755251</text:p>
          </table:table-cell>
        </table:table-row>
        <table:table-row table:style-name="ro1">
          <table:table-cell office:value-type="string">
            <text:p>'47'</text:p>
          </table:table-cell>
          <table:table-cell office:value-type="string">
            <text:p>[]</text:p>
          </table:table-cell>
          <table:table-cell office:value-type="float" office:value="0.965947164948454">
            <text:p>0.9659471649</text:p>
          </table:table-cell>
        </table:table-row>
        <table:table-row table:style-name="ro1">
          <table:table-cell office:value-type="string">
            <text:p>'47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7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7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7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7'</text:p>
          </table:table-cell>
          <table:table-cell office:value-type="string">
            <text:p>[]</text:p>
          </table:table-cell>
          <table:table-cell office:value-type="float" office:value="0.953737113402062">
            <text:p>0.9537371134</text:p>
          </table:table-cell>
        </table:table-row>
        <table:table-row table:style-name="ro1">
          <table:table-cell office:value-type="string">
            <text:p>'48'</text:p>
          </table:table-cell>
          <table:table-cell office:value-type="string">
            <text:p>[]</text:p>
          </table:table-cell>
          <table:table-cell office:value-type="float" office:value="0.975961085830849">
            <text:p>0.9759610858</text:p>
          </table:table-cell>
        </table:table-row>
        <table:table-row table:style-name="ro1">
          <table:table-cell office:value-type="string">
            <text:p>'48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8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8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8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8'</text:p>
          </table:table-cell>
          <table:table-cell office:value-type="string">
            <text:p>[]</text:p>
          </table:table-cell>
          <table:table-cell office:value-type="float" office:value="0.980386003452063">
            <text:p>0.9803860035</text:p>
          </table:table-cell>
        </table:table-row>
        <table:table-row table:style-name="ro1">
          <table:table-cell office:value-type="string">
            <text:p>'49'</text:p>
          </table:table-cell>
          <table:table-cell office:value-type="string">
            <text:p>[]</text:p>
          </table:table-cell>
          <table:table-cell office:value-type="float" office:value="0.984573401648474">
            <text:p>0.9845734016</text:p>
          </table:table-cell>
        </table:table-row>
        <table:table-row table:style-name="ro1">
          <table:table-cell office:value-type="string">
            <text:p>'49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9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9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9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49'</text:p>
          </table:table-cell>
          <table:table-cell office:value-type="string">
            <text:p>[]</text:p>
          </table:table-cell>
          <table:table-cell office:value-type="float" office:value="0.973797059478726">
            <text:p>0.9737970595</text:p>
          </table:table-cell>
        </table:table-row>
        <table:table-row table:style-name="ro1">
          <table:table-cell office:value-type="string">
            <text:p>'50'</text:p>
          </table:table-cell>
          <table:table-cell office:value-type="string">
            <text:p>[]</text:p>
          </table:table-cell>
          <table:table-cell office:value-type="float" office:value="0.946902080425822">
            <text:p>0.9469020804</text:p>
          </table:table-cell>
        </table:table-row>
        <table:table-row table:style-name="ro1">
          <table:table-cell office:value-type="string">
            <text:p>'50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50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50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50'</text:p>
          </table:table-cell>
          <table:table-cell office:value-type="string">
            <text:p>[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'50'</text:p>
          </table:table-cell>
          <table:table-cell office:value-type="string">
            <text:p>[]</text:p>
          </table:table-cell>
          <table:table-cell office:value-type="float" office:value="0.97098438869235">
            <text:p>0.9709843887</text:p>
          </table:table-cell>
        </table:table-row>
        <table:table-row table:style-name="ro1">
          <table:table-cell office:value-type="string">
            <text:p>'46'</text:p>
          </table:table-cell>
          <table:table-cell office:value-type="string">
            <text:p>[]</text:p>
          </table:table-cell>
          <table:table-cell office:value-type="float" office:value="0.827486245045258">
            <text:p>0.827486245</text:p>
          </table:table-cell>
        </table:table-row>
        <table:table-row table:style-name="ro1">
          <table:table-cell office:value-type="string">
            <text:p>'fortythree'</text:p>
          </table:table-cell>
          <table:table-cell office:value-type="string">
            <text:p>[]</text:p>
          </table:table-cell>
          <table:table-cell office:value-type="float" office:value="0.812347684809098">
            <text:p>0.8123476848</text:p>
          </table:table-cell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67975541782788">
            <text:p>0.8679755418</text:p>
          </table:table-cell>
        </table:table-row>
        <table:table-row table:style-name="ro1">
          <table:table-cell office:value-type="string">
            <text:p>'32'</text:p>
          </table:table-cell>
          <table:table-cell office:value-type="string">
            <text:p>[]</text:p>
          </table:table-cell>
          <table:table-cell office:value-type="float" office:value="0.856994301401772">
            <text:p>0.8569943014</text:p>
          </table:table-cell>
        </table:table-row>
        <table:table-row table:style-name="ro1">
          <table:table-cell office:value-type="string">
            <text:p>'1'</text:p>
          </table:table-cell>
          <table:table-cell office:value-type="string">
            <text:p>'l'</text:p>
          </table:table-cell>
          <table:table-cell office:value-type="float" office:value="0.896420187793427">
            <text:p>0.896420187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ha Midha</meta:initial-creator>
    <meta:creation-date>2016-06-17T10:35:51</meta:creation-date>
    <dc:date>2016-06-17T10:37:02</dc:date>
    <dc:creator>Soha Midha</dc:creator>
    <meta:editing-duration>P0D</meta:editing-duration>
    <meta:editing-cycles>1</meta:editing-cycles>
    <meta:document-statistic meta:table-count="3" meta:cell-count="1089" meta:object-count="0"/>
    <meta:generator>LibreOffice/3.5$Linux_X86_64 LibreOffice_project/350m1$Build-2</meta:generator>
  </office:meta>
</office:document-meta>
</file>